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Text_20_1"/>
        <table:table-row table:style-name="ro1">
          <table:table-cell table:style-name="Heading_20_1" office:value-type="string" calcext:value-type="string">
            <text:p>tile</text:p>
          </table:table-cell>
          <table:table-cell table:style-name="Heading_20_1" table:number-columns-repeated="2"/>
          <table:table-cell table:style-name="Heading_20_1" office:value-type="string" calcext:value-type="string">
            <text:p>above</text:p>
          </table:table-cell>
          <table:table-cell table:style-name="Heading_20_1" table:number-columns-repeated="2"/>
          <table:table-cell table:style-name="Heading_20_1" office:value-type="string" calcext:value-type="string">
            <text:p>below</text:p>
          </table:table-cell>
          <table:table-cell table:style-name="Heading_20_1" table:number-columns-repeated="2"/>
          <table:table-cell table:style-name="Heading_20_1" office:value-type="string" calcext:value-type="string">
            <text:p>light</text:p>
          </table:table-cell>
        </table:table-row>
        <table:table-row table:style-name="ro2"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roof</text:p>
          </table:table-cell>
          <table:table-cell table:style-name="Heading_20_2" office:value-type="string" calcext:value-type="string">
            <text:p>floor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roof</text:p>
          </table:table-cell>
          <table:table-cell table:style-name="Heading_20_2" office:value-type="string" calcext:value-type="string">
            <text:p>floor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roof</text:p>
          </table:table-cell>
          <table:table-cell table:style-name="Heading_20_2" office:value-type="string" calcext:value-type="string">
            <text:p>floor</text:p>
          </table:table-cell>
          <table:table-cell table:style-name="Heading_20_2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3"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3"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3"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NATURAL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NATURAL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  <table:table-row table:style-name="ro3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CONSTRUCTED</text:p>
          </table:table-cell>
          <table:table-cell office:value-type="string" calcext:value-type="string">
            <text:p>D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DejaVu Sans" fo:font-family="'DejaVu Sans'" style:font-style-name="Book" style:font-family-generic="swiss" style:font-pitch="variable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fffbcc" loext:vertical-justify="auto"/>
      <style:paragraph-properties css3t:text-justify="auto"/>
      <style:text-properties fo:color="#000000" fo:font-size="16pt" fo:font-style="normal" fo:font-weight="bold"/>
    </style:style>
    <style:style style:name="Heading_20_2" style:display-name="Heading 2" style:family="table-cell" style:parent-style-name="Heading">
      <style:table-cell-properties fo:background-color="#ffe5ca"/>
      <style:text-properties fo:color="#000000" fo:font-size="12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ext_20_1" style:display-name="Text 1" style:family="table-cell" style:parent-style-name="Text">
      <style:table-cell-properties fo:background-color="#eeeeee"/>
    </style:style>
    <style:style style:name="Text_20_2" style:display-name="Text 2" style:family="table-cell" style:parent-style-name="Tex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1:17:43.804128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6:47:27.226940762</meta:creation-date>
    <dc:date>2020-08-10T15:36:52.854295825</dc:date>
    <meta:editing-duration>PT4H4M45S</meta:editing-duration>
    <meta:editing-cycles>2</meta:editing-cycles>
    <meta:generator>LibreOffice/6.0.7.3$Linux_X86_64 LibreOffice_project/00m0$Build-3</meta:generator>
    <meta:document-statistic meta:table-count="1" meta:cell-count="3023" meta:object-count="0"/>
  </office:meta>
</office:document-meta>
</file>